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end"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1965in" style:contextual-spacing="false"/>
    </style:style>
    <style:style style:name="P5" style:family="paragraph" style:parent-style-name="Title">
      <style:paragraph-properties fo:margin-top="0.1665in" fo:margin-bottom="0.0835in" style:contextual-spacing="false" fo:text-align="start" style:justify-single-word="false"/>
    </style:style>
    <style:style style:name="P6" style:family="paragraph" style:parent-style-name="Title">
      <style:paragraph-properties fo:text-align="start" style:justify-single-word="false"/>
    </style:style>
    <style:style style:name="P7" style:family="paragraph" style:parent-style-name="Title">
      <style:paragraph-properties fo:text-align="start" style:justify-single-word="false"/>
      <style:text-properties officeooo:paragraph-rsid="00191fd8"/>
    </style:style>
    <style:style style:name="T1" style:family="text">
      <style:text-properties style:use-window-font-color="true" loext:opacity="0%" fo:font-size="12pt" fo:language="en" fo:country="US" style:font-name-asian="Tahoma" style:font-size-asian="12pt" style:language-asian="zh" style:country-asian="CN" style:font-name-complex="FreeSerif" style:font-size-complex="12pt" style:language-complex="hi" style:country-complex="IN"/>
    </style:style>
    <style:style style:name="T2" style:family="text">
      <style:text-properties style:use-window-font-color="true" loext:opacity="0%" fo:font-size="24pt" fo:language="en" fo:country="US" fo:font-weight="bold" style:font-name-asian="Tahoma" style:font-size-asian="24pt" style:language-asian="zh" style:country-asian="CN" style:font-weight-asian="bold" style:font-name-complex="FreeSerif" style:font-size-complex="24pt" style:language-complex="hi" style:country-complex="IN" style:font-weight-complex="bold"/>
    </style:style>
    <style:style style:name="T3" style:family="text">
      <style:text-properties fo:font-weight="bold" style:font-weight-asian="bold" style:font-weight-complex="bold"/>
    </style:style>
    <style:style style:name="T4" style:family="text">
      <style:text-properties officeooo:rsid="00191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
      <text:p text:style-name="P6"/>
      <text:p text:style-name="P6"/>
      <text:p text:style-name="P7">Web Site <text:span text:style-name="T4">Name</text:span></text:p>
      <text:p text:style-name="P7">Project Repo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t;<text:span text:style-name="T4">Your Name&gt;</text:span></text:p>
      <text:p text:style-name="P2">WDD-130-&lt;<text:span text:style-name="T4">section&gt;</text:span> <text:span text:style-name="T1">Web Fundamentals</text:span></text:p>
      <text:p text:style-name="P2">July 2021</text:p>
      <text:h text:style-name="P1" text:outline-level="1">Personal Website project for WDD-1<text:span text:style-name="T2">30</text:span>.</text:h>
      <text:h text:style-name="Heading_20_2" text:outline-level="2">Audience</text:h>
      <text:p text:style-name="Text_20_body"><text:span text:style-name="T1">Lorem ipsum dolor sit amet, consectetur adipiscing elit, sed do eiusmod tempor incididunt ut labore et dolore magna aliqua. Sit amet purus gravida quis blandit turpis cursus in hac. Volutpat sed cras ornare arcu. Facilisis mauris sit amet massa vitae tortor. Porta nibh venenatis cras sed felis eget velit. Morbi tincidunt augue interdum velit euismod in pellentesque massa. Sed nisi lacus sed viverra tellus in hac. Senectus et netus et malesuada fames ac. </text:span></text:p>
      <text:p text:style-name="P3">The website URL is: &lt;<text:span text:style-name="T4">insert URL&gt;</text:span></text:p>
      <text:h text:style-name="Heading_20_2" text:outline-level="2">Goals/Objectives</text:h>
      <text:p text:style-name="P4">Lorem ipsum dolor sit amet, consectetur adipiscing elit, sed do eiusmod tempor incididunt ut labore et dolore magna aliqua. Sit amet purus gravida quis blandit turpis cursus in hac. Volutpat sed cras ornare arcu. Facilisis mauris sit amet massa vitae tortor. Porta nibh venenatis cras sed felis eget velit. Morbi tincidunt augue interdum velit euismod in pellentesque massa. Sed nisi lacus sed viverra tellus in hac. Senectus et netus et malesuada fames ac. </text:p>
      <text:p text:style-name="P4">Tempor orci dapibus ultrices in iaculis nunc. Nec feugiat nisl pretium fusce id. Massa tincidunt nunc pulvinar sapien et ligula ullamcorper. Dolor sit amet consectetur adipiscing elit ut aliquam purus sit. Morbi tristique senectus et netus. Tincidunt ornare massa eget egestas purus viverra accumsan in nisl. Consectetur adipiscing elit ut aliquam purus sit. Ac placerat vestibulum lectus mauris ultrices eros. Pulvinar elementum integer enim neque volutpat. Convallis tellus id interdum velit laoreet id.</text:p>
      <text:p text:style-name="Text_20_body"/>
      <text:h text:style-name="Heading_20_2" text:outline-level="2"><text:soft-page-break/>Design Process</text:h>
      <text:p text:style-name="Text_20_body"><text:span text:style-name="T1">Lorem ipsum dolor sit amet, consectetur adipiscing elit, sed do eiusmod tempor incididunt ut labore et dolore magna aliqua. Metus vulputate eu scelerisque felis imperdiet proin fermentum leo vel. Vulputate ut pharetra sit amet. Mattis rhoncus urna neque viverra justo nec. Faucibus vitae aliquet nec ullamcorper sit amet risus nullam. Elit ut aliquam purus sit amet luctus. Viverra nam libero justo laoreet sit. Sem viverra aliquet eget sit. Ut tristique et egestas quis ipsum. Et tortor consequat id porta nibh venenatis.</text:span></text:p>
      <text:h text:style-name="Heading_20_2" text:outline-level="2">Conclusion</text:h>
      <text:p text:style-name="Text_20_body">Lorem ipsum dolor sit amet, consectetur adipiscing elit, sed do eiusmod tempor incididunt ut labore et dolore magna aliqua. Tellus elementum sagittis vitae et. Mauris vitae ultricies leo integer malesuada nunc vel. Eget arcu dictum varius duis at consectetur lorem donec massa. Erat pellentesque adipiscing commodo elit at imperdiet. Diam maecenas sed enim ut sem viverra aliquet. Id consectetur purus ut faucibus. Eleifend donec pretium vulputate sapien nec sagittis aliquam malesuada bibendum. Egestas dui id ornare arcu odio ut sem nulla pharetra. Non diam phasellus vestibulum lorem sed.</text:p>
      <text:p text:style-name="Text_20_body"/>
      <text:p text:style-name="Text_20_body">Feugiat in fermentum posuere urna nec tincidunt. Iaculis eu non diam phasellus vestibulum lorem sed risus ultricies. Egestas tellus rutrum tellus pellentesque eu tincidunt. Id ornare arcu odio ut sem nulla pharetra diam sit. Tortor condimentum lacinia quis vel eros donec. Volutpat est velit egestas dui id ornare arcu. Aliquet enim tortor at auctor. Morbi tristique senectus et netus et malesuada fames ac turpis. Vivamus arcu felis bibendum ut tristique et. A iaculis at erat pellentesque adipiscing commodo. Imperdiet massa tincidunt nunc pulvinar. Orci dapibus ultrices in iaculis nunc sed augue. Amet aliquam id diam maecenas. Cras semper auctor neque vitae.</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Tahoma" style:font-size-asian="10pt" style:language-asian="zh" style:country-asian="CN" style:font-name-complex="FreeSeri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false" style:font-name-asian="Tahoma" style:font-size-asian="10pt" style:language-asian="zh" style:country-asian="CN" style:font-name-complex="FreeSerif"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false" style:font-name-asian="Tahoma" style:font-family-asian="Tahoma" style:font-family-generic-asian="system" style:font-pitch-asian="variable" style:font-size-asian="12pt" style:language-asian="zh" style:country-asian="CN" style:font-name-complex="FreeSerif" style:font-family-complex="Free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200%" style:writing-mode="lr-tb"/>
    </style:style>
    <style:style style:name="List" style:family="paragraph" style:parent-style-name="Text_20_body" style:default-outline-level="" style:class="list">
      <style:paragraph-properties fo:line-height="115%"/>
      <style:text-properties style:font-name-complex="FreeSerif" style:font-family-complex="FreeSerif"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erif" style:font-family-complex="FreeSerif"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in" fo:margin-bottom="0in" style:contextual-spacing="false" fo:line-height="200%" style:writing-mode="lr-tb"/>
      <style:text-properties style:font-name="Liberation Serif1" fo:font-family="'Liberation Serif'" style:font-family-generic="swiss" style:font-pitch="variable" fo:font-size="24pt" fo:font-weight="bold" style:font-name-asian="Tahoma" style:font-family-asian="Tahoma"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Tahoma" style:font-family-asian="Tahoma"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in" fo:margin-bottom="0in" style:contextual-spacing="false" fo:line-height="200%" style:writing-mode="lr-tb"/>
      <style:text-properties style:font-name="Liberation Serif1" fo:font-family="'Liberation Serif'" style:font-family-generic="swiss" style:font-pitch="variable" fo:font-size="12pt" fo:font-weight="bold" style:font-name-asian="Tahoma" style:font-family-asian="Tahoma" style:font-family-generic-asian="system" style:font-pitch-asian="variable" style:font-size-asian="12pt" style:font-weight-asian="bold" style:font-name-complex="FreeSerif" style:font-family-complex="FreeSerif" style:font-family-generic-complex="system" style:font-pitch-complex="variable"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_20_End" style:display-name="List 1 End" style:family="paragraph" style:parent-style-name="List" style:next-style-name="List_20_2" style:default-outline-level="" style:class="list">
      <style:paragraph-properties fo:margin-left="0.25in" fo:margin-right="0in" fo:margin-top="0in" fo:margin-bottom="0.1665in" style:contextual-spacing="false" fo:text-indent="-0.25in" style:auto-text-indent="false"/>
    </style:style>
    <style:style style:name="List_20_2" style:display-name="List 2" style:family="paragraph" style:parent-style-name="List" style:default-outline-level="" style:class="list">
      <style:paragraph-properties fo:margin-left="0.25in" fo:margin-right="0in" fo:margin-top="0in" fo:margin-bottom="0.0835in" style:contextual-spacing="false" fo:text-indent="-0.25in" style:auto-text-indent="fals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03T11:27:55</meta:creation-date>
    <meta:initial-creator>Meent Ralph Borcherds</meta:initial-creator>
    <dc:language>en-US</dc:language>
    <dc:creator>Ralph Borcherds</dc:creator>
    <dc:date>2021-11-26T11:12:39.572150571</dc:date>
    <meta:editing-cycles>4</meta:editing-cycles>
    <meta:editing-duration>PT1H29M10S</meta:editing-duration>
    <meta:generator>LibreOffice/7.2.1.2$Linux_X86_64 LibreOffice_project/87b77fad49947c1441b67c559c339af8f3517e22</meta:generator>
    <meta:document-statistic meta:table-count="0" meta:image-count="0" meta:object-count="0" meta:page-count="3" meta:paragraph-count="17" meta:word-count="517" meta:character-count="3395" meta:non-whitespace-character-count="2893"/>
  </office:meta>
</office:document-meta>
</file>